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paragraph-rsid="001f5737"/>
    </style:style>
    <style:style style:name="P2" style:family="paragraph" style:parent-style-name="Text_20_body">
      <style:text-properties officeooo:rsid="0020b3e3" officeooo:paragraph-rsid="0020b3e3"/>
    </style:style>
    <style:style style:name="P3" style:family="paragraph" style:parent-style-name="Text_20_body" style:list-style-name="L1">
      <style:text-properties officeooo:paragraph-rsid="001f5737"/>
    </style:style>
    <style:style style:name="P4" style:family="paragraph" style:parent-style-name="Text_20_body" style:list-style-name="L1">
      <style:text-properties officeooo:rsid="0020b3e3" officeooo:paragraph-rsid="0020b3e3"/>
    </style:style>
    <style:style style:name="P5" style:family="paragraph" style:parent-style-name="Text_20_body">
      <style:text-properties officeooo:paragraph-rsid="0020b3e3"/>
    </style:style>
    <style:style style:name="P6" style:family="paragraph" style:parent-style-name="Text_20_body" style:list-style-name="Numbering_20_123">
      <style:text-properties officeooo:paragraph-rsid="0020b3e3"/>
    </style:style>
    <style:style style:name="T1" style:family="text">
      <style:text-properties fo:font-weight="bold" style:font-weight-asian="bold" style:font-weight-complex="bold"/>
    </style:style>
    <style:style style:name="T2" style:family="text">
      <style:text-properties officeooo:rsid="0020b3e3"/>
    </style:style>
    <style:style style:name="T3" style:family="text">
      <style:text-properties officeooo:rsid="001f5737"/>
    </style:style>
    <style:style style:name="T4" style:family="text">
      <style:text-properties officeooo:rsid="003240a4"/>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pertinterview met sensor- of hardware-expert</text:h>
      <text:p text:style-name="P1"><text:span text:style-name="Strong_20_Emphasis">Doel:</text:span> Bepalen welke van de informatiebehoeften uit het coach-interview technisch meetbaar zijn en binnen de scope van dit project passen.</text:p>
      <text:p text:style-name="P2"><text:span text:style-name="T1">Constraints</text:span>:</text:p>
      <text:p text:style-name="P2">1. Ik ben een beginnende ontwikelaar, ik heb geen ervaring met sensortechniek. Het advies moet dus zoveel mogelijk aansluiten bij iets wat eenvoudig is</text:p>
      <text:p text:style-name="P2">2. De sensore moeten enige robuustheid hebben. Zeker als er kracht doorheen gaat, dan gaat het bij het powerliften direkt op veel gewicht. Bijvoorbeeld krachtsensoren waarop iemand staat moet 200 kilo per voet minimaal kunnen doorstaan. En dan nog kunnen echt sterke mensen er geen gebruik van maken.</text:p>
      <text:p text:style-name="P1"><text:span text:style-name="Strong_20_Emphasis"><text:span text:style-name="T2">V</text:span></text:span><text:span text:style-name="Strong_20_Emphasis">ragen:</text:span></text:p>
      <text:list text:style-name="L1">
        <text:list-item>
          <text:p text:style-name="P3">Welke sensortypen zijn geschikt om d<text:span text:style-name="T3">e corespa</text:span><text:span text:style-name="T2">nning</text:span> te meten <text:span text:style-name="T2">bij mensen?</text:span></text:p>
        </text:list-item>
        <text:list-item>
          <text:p text:style-name="P4">Welke sensortypen zijn geschikt om de kracht te kunnen meten van een persoon die er met veel gewicht opstaat. Bijvoorbeeld 200kilo per voet.</text:p>
        </text:list-item>
        <text:list-item>
          <text:p text:style-name="P3">Zijn er beperkingen qua draagbaarheid, gewicht of robuustheid waar rekening mee gehouden moet worden?</text:p>
        </text:list-item>
        <text:list-item>
          <text:p text:style-name="P3">Welke sensoren zijn praktisch haalbaar binnen <text:span text:style-name="T4">een laag</text:span> budget?</text:p>
        </text:list-item>
        <text:list-item>
          <text:p text:style-name="P3">Zijn er sensoren die vaak falen in dynamische toepassingen zoals krachttraining?</text:p>
        </text:list-item>
        <text:list-item>
          <text:p text:style-name="P3">Wat zijn de belangrijkste technische factoren om nauwkeurige realtime data te verkrijgen?</text:p>
        </text:list-item>
      </text:list>
      <text:p text:style-name="P5"><text:span text:style-name="T2">In verband met tijdsdruk ga ik direct de volgende vragen ook stellen</text:span></text:p>
      <text:list text:style-name="Numbering_20_123">
        <text:list-item>
          <text:p text:style-name="P6">Welke microcontrollers of ontwikkelplatformen (Arduino, ESP32, Raspberry Pi, etc.) zijn volgens u het meest geschikt voor realtime bewegingsfeedback?</text:p>
        </text:list-item>
        <text:list-item>
          <text:p text:style-name="P6">Welke software-omgeving of programmeertaal (bijv. Python, C/C++, Matlab) sluit volgens u het beste aan bij sport- en bewegingsanalyse?</text:p>
        </text:list-item>
        <text:list-item>
          <text:p text:style-name="P6">Welke valkuilen ziet u vaak bij de koppeling van sensoren met microcontrollers?</text:p>
        </text:list-item>
        <text:list-item>
          <text:p text:style-name="P6">Wat zou u adviseren qua balans tussen “snel iets werkends hebben” en “duurzaam een schaalbaar systeem bouw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11:24:44.226933765</meta:creation-date>
    <dc:date>2025-09-21T11:45:00.953259749</dc:date>
    <meta:editing-duration>PT16M29S</meta:editing-duration>
    <meta:editing-cycles>2</meta:editing-cycles>
    <meta:generator>LibreOffice/25.8.1.1$Linux_X86_64 LibreOffice_project/580$Build-1</meta:generator>
    <meta:document-statistic meta:table-count="0" meta:image-count="0" meta:object-count="0" meta:page-count="1" meta:paragraph-count="17" meta:word-count="266" meta:character-count="1756" meta:non-whitespace-character-count="1517"/>
  </office:meta>
</office:document-meta>
</file>